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6pt" fo:font-style="normal" fo:font-weight="bold" style:font-name-asian="IPNHMB+TimesNewRoman" style:font-size-asian="16pt" style:font-style-asian="normal" style:font-weight-asian="bold" style:font-name-complex="IPNHMB+TimesNewRoman" style:font-size-complex="16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oc-mark-end text:id="IMark157086916"/><text:toc-mark-start text:id="IMark157086916" text:outline-level="2"/></text:p>
      <text:p text:style-name="P2"><text:toc-mark-end text:id="IMark152385836"/><text:toc-mark-start text:id="IMark152385836" text:outline-level="2"/></text:p>
      <text:p text:style-name="P2"><text:toc-mark-start text:id="IMark139544540" text:outline-level="2"/>2.6 O SQFD<text:toc-mark-end text:id="IMark139544540"/></text:p>
      <text:p text:style-name="P1"><text:tab/>O SQFD é uma extensão do modelo Q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2:18:02</meta:creation-date>
    <dc:date>2011-01-12T12:19:17</dc:date>
    <meta:editing-cycles>1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1" meta:character-count="46"/>
  </office:meta>
</office:document-meta>
</file>